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rial, Helvetica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67a6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a6d09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d9eac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14ab8e" officeooo:paragraph-rsid="0014ab8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rsid="00167a62" officeooo:paragraph-rsid="00167a62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normal" officeooo:paragraph-rsid="00167a62" style:font-weight-asian="normal" style:font-weight-complex="normal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4ab8e" officeooo:paragraph-rsid="0014ab8e" style:font-weight-asian="bold" style:font-weight-complex="bold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4ab8e" officeooo:paragraph-rsid="0016fcef" style:font-weight-asian="bold" style:font-weight-complex="bold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8e45f" officeooo:paragraph-rsid="0018e45f" style:font-weight-asian="bold" style:font-weight-complex="bold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9b149" officeooo:paragraph-rsid="0019b149" style:font-weight-asian="bold" style:font-weight-complex="bold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Menlo" fo:font-size="10.5pt" fo:letter-spacing="normal" fo:font-style="normal" fo:font-weight="bold" officeooo:rsid="001a6d09" officeooo:paragraph-rsid="001a6d09" style:font-weight-asian="bold" style:font-weight-complex="bold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style:font-name="Menlo" fo:font-size="10.5pt" fo:letter-spacing="normal" fo:font-style="normal" fo:font-weight="normal" officeooo:paragraph-rsid="001b16ff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style:font-name="Menlo" fo:font-size="10.5pt" fo:letter-spacing="normal" fo:font-style="normal" fo:font-weight="normal" officeooo:paragraph-rsid="001d9eac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d9eac"/>
    </style:style>
    <style:style style:name="P16" style:family="paragraph" style:parent-style-name="Standard">
      <style:text-properties style:font-name="DejaVu Serif" officeooo:paragraph-rsid="001f7294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style:use-window-font-color="true" loext:opacity="0%" style:font-name="DejaVu Serif" fo:font-size="12pt" fo:font-style="normal" officeooo:rsid="001f7294" officeooo:paragraph-rsid="001f7294" style:font-size-asian="12pt" style:font-style-asian="normal" style:font-size-complex="12pt" style:font-style-complex="normal"/>
    </style:style>
    <style:style style:name="T1" style:family="text">
      <style:text-properties officeooo:rsid="0014ab8e"/>
    </style:style>
    <style:style style:name="T2" style:family="text">
      <style:text-properties fo:color="#ca8d3d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ab8e" style:font-weight-asian="bold" style:font-weight-complex="bold"/>
    </style:style>
    <style:style style:name="T5" style:family="text">
      <style:text-properties officeooo:rsid="0016fcef"/>
    </style:style>
    <style:style style:name="T6" style:family="text">
      <style:text-properties style:font-weight-asian="normal" style:font-weight-complex="normal"/>
    </style:style>
    <style:style style:name="T7" style:family="text">
      <style:text-properties officeooo:rsid="001a6d09"/>
    </style:style>
    <style:style style:name="T8" style:family="text">
      <style:text-properties fo:color="#32a846" loext:opacity="100%"/>
    </style:style>
    <style:style style:name="T9" style:family="text">
      <style:text-properties fo:font-variant="normal" fo:text-transform="none"/>
    </style:style>
    <style:style style:name="T10" style:family="text">
      <style:text-properties fo:font-variant="normal" fo:text-transform="none" style:font-name="Menlo" fo:font-size="10.5pt" fo:letter-spacing="normal" fo:font-style="normal" fo:font-weight="normal"/>
    </style:style>
    <style:style style:name="T11" style:family="text">
      <style:text-properties fo:font-variant="normal" fo:text-transform="none" fo:color="#5c6370" loext:opacity="100%"/>
    </style:style>
    <style:style style:name="T12" style:family="text">
      <style:text-properties fo:font-variant="normal" fo:text-transform="none" fo:color="#5c6370" loext:opacity="100%" fo:font-style="italic"/>
    </style:style>
    <style:style style:name="T13" style:family="text">
      <style:text-properties fo:font-variant="normal" fo:text-transform="none" fo:color="#5c6370" loext:opacity="100%" fo:font-style="italic" officeooo:rsid="001d9eac"/>
    </style:style>
    <style:style style:name="T14" style:family="text">
      <style:text-properties fo:font-variant="normal" fo:text-transform="none" fo:color="#5c6370" loext:opacity="100%" style:font-name="Menlo" fo:font-size="10.5pt" fo:letter-spacing="normal" fo:font-style="italic" fo:font-weight="normal"/>
    </style:style>
    <style:style style:name="T15" style:family="text">
      <style:text-properties fo:font-variant="normal" fo:text-transform="none" fo:color="#5c6370" loext:opacity="100%" style:font-name="Menlo" fo:font-size="10.5pt" fo:letter-spacing="normal" fo:font-style="italic" fo:font-weight="normal" officeooo:rsid="001f7294"/>
    </style:style>
    <style:style style:name="T16" style:family="text">
      <style:text-properties fo:font-variant="normal" fo:text-transform="none" fo:color="#5c6370" loext:opacity="100%" fo:font-size="10.5pt" fo:letter-spacing="normal" fo:font-style="italic" fo:font-weight="normal"/>
    </style:style>
    <style:style style:name="T17" style:family="text">
      <style:text-properties fo:font-variant="normal" fo:text-transform="none" fo:color="#5c6370" loext:opacity="100%" fo:font-size="10.5pt" fo:letter-spacing="normal" fo:font-weight="normal"/>
    </style:style>
    <style:style style:name="T18" style:family="text">
      <style:text-properties fo:font-variant="normal" fo:text-transform="none" fo:color="#5c6370" loext:opacity="100%" fo:letter-spacing="normal" fo:font-weight="normal"/>
    </style:style>
    <style:style style:name="T19" style:family="text">
      <style:text-properties fo:font-variant="normal" fo:text-transform="none" fo:color="#000000" loext:opacity="100%"/>
    </style:style>
    <style:style style:name="T20" style:family="text">
      <style:text-properties fo:font-variant="normal" fo:text-transform="none" fo:color="#000000" loext:opacity="100%" officeooo:rsid="001b16ff"/>
    </style:style>
    <style:style style:name="T21" style:family="text">
      <style:text-properties fo:font-variant="normal" fo:text-transform="none" fo:color="#000000" loext:opacity="100%" fo:font-style="italic" officeooo:rsid="001d9eac"/>
    </style:style>
    <style:style style:name="T22" style:family="text">
      <style:text-properties fo:font-variant="normal" fo:text-transform="none" fo:color="#000000" loext:opacity="100%" officeooo:rsid="001d9eac"/>
    </style:style>
    <style:style style:name="T23" style:family="text">
      <style:text-properties fo:font-variant="normal" fo:text-transform="none" fo:letter-spacing="normal" fo:font-weight="normal"/>
    </style:style>
    <style:style style:name="T24" style:family="text">
      <style:text-properties fo:color="#5c6370" loext:opacity="100%" fo:font-style="italic"/>
    </style:style>
    <style:style style:name="T25" style:family="text">
      <style:text-properties fo:color="#5c6370" loext:opacity="100%" fo:font-style="italic" officeooo:rsid="001b16ff"/>
    </style:style>
    <style:style style:name="T26" style:family="text">
      <style:text-properties fo:color="#5c6370" loext:opacity="100%" fo:font-style="italic" officeooo:rsid="001d9eac"/>
    </style:style>
    <style:style style:name="T27" style:family="text">
      <style:text-properties fo:color="#000000" loext:opacity="100%"/>
    </style:style>
    <style:style style:name="T28" style:family="text">
      <style:text-properties fo:color="#000000" loext:opacity="100%" officeooo:rsid="001d9eac"/>
    </style:style>
    <style:style style:name="T29" style:family="text">
      <style:text-properties officeooo:rsid="001f7294"/>
    </style:style>
    <style:style style:name="T30" style:family="text">
      <style:text-properties style:font-name="DejaVu Serif" officeooo:rsid="001f7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оздание виртуального окружения</text:p>
      <text:p text:style-name="P1">python<text:span text:style-name="T1">3</text:span> -m venv venv </text:p>
      <text:p text:style-name="P1"/>
      <text:p text:style-name="P9">Создание виртуального окружения <text:span text:style-name="T5">определенной версии</text:span></text:p>
      <text:p text:style-name="P1">python3.8 -m venv venv </text:p>
      <text:p text:style-name="P1"/>
      <text:p text:style-name="P5"><text:span text:style-name="T3">Активация</text:span> <text:span text:style-name="T3">виртуального окружения</text:span></text:p>
      <text:p text:style-name="P1"><text:span text:style-name="T2">source</text:span> venv/bin/activate</text:p>
      <text:p text:style-name="P1"/>
      <text:p text:style-name="P6"><text:span text:style-name="T3">Деактивировать</text:span> <text:span text:style-name="T4">виртуально</text:span><text:span text:style-name="T3">е</text:span><text:span text:style-name="T4"> окружени</text:span><text:span text:style-name="T3">е</text:span></text:p>
      <text:p text:style-name="P2">deactivate</text:p>
      <text:p text:style-name="P2"/>
      <text:p text:style-name="P10">Зависимости</text:p>
      <text:p text:style-name="P7">pip freeze &gt; requirements.txt</text:p>
      <text:p text:style-name="P2"><text:span text:style-name="T6">pip install -r requirements.txt</text:span> </text:p>
      <text:p text:style-name="P2"/>
      <text:p text:style-name="P11">Показать SSH в термнале</text:p>
      <text:p text:style-name="P2">cat .ssh/id_rsa.pub </text:p>
      <text:p text:style-name="P2"/>
      <text:p text:style-name="P12">GIT</text:p>
      <text:p text:style-name="P3"/>
      <text:p text:style-name="P2">git status</text:p>
      <text:p text:style-name="P2">git ad<text:span text:style-name="T7">d .</text:span></text:p>
      <text:p text:style-name="P2">git add --all </text:p>
      <text:p text:style-name="P2">git add «<text:span text:style-name="T7">filename»</text:span></text:p>
      <text:p text:style-name="P2">git rm --cached &lt;file&gt; <text:span text:style-name="T7">отмена отслеживания файла для git</text:span></text:p>
      <text:p text:style-name="P2">git commit -m <text:span text:style-name="T8">"Add first commit"</text:span></text:p>
      <text:p text:style-name="P2">git commit --amend -m <text:span text:style-name="T8">"Текст вашего комментария"</text:span> <text:span text:style-name="T7">исправить текст предыдущего коммита</text:span></text:p>
      <text:p text:style-name="P2">git push</text:p>
      <text:p text:style-name="P2">git <text:span text:style-name="T2">log</text:span></text:p>
      <text:p text:style-name="P13"><text:span text:style-name="T9">git show id_коммита </text:span><text:span text:style-name="T24">в</text:span><text:span text:style-name="T25">ыв</text:span><text:span text:style-name="T24">едет на экран последний коммит</text:span></text:p>
      <text:p text:style-name="Standard"><text:span text:style-name="T10">git show </text:span><text:span text:style-name="T14">Чтобы посмотреть информацию о последнем коммите</text:span></text:p>
      <text:p text:style-name="P13"><text:span text:style-name="T20">с</text:span><text:span text:style-name="T19">ommit id_коммита</text:span><text:span text:style-name="T11"> </text:span><text:span text:style-name="T12"><text:s/></text:span><text:span text:style-name="T24">Информация о коммите</text:span></text:p>
      <text:p text:style-name="P4"><text:span text:style-name="T27">git reset abeccbd</text:span><text:span text:style-name="T24"> </text:span><text:span text:style-name="T26">откат до комита с названием <text:s/></text:span><text:span text:style-name="T28">abeccbd</text:span></text:p>
      <text:p text:style-name="P4"><text:span text:style-name="T28">git reset HEAD program.py </text:span><text:span text:style-name="T26">откатиться на один коммит назад в определённом файле,</text:span></text:p>
      <text:p text:style-name="P14"><text:span text:style-name="T22">git reset HEAD</text:span><text:span text:style-name="T21"> </text:span><text:span text:style-name="T13">Откатываем изменения во всех файлах до предыдущего коммита</text:span></text:p>
      <text:p text:style-name="P15"><text:span text:style-name="T15"/></text:p>
      <text:p text:style-name="P17"><text:span text:style-name="T23">Аннотации</text:span></text:p>
      <text:p text:style-name="P16"><text:span text:style-name="T29">p</text:span>rint(funk_name.__annotations__) <text:span text:style-name="T29">вывести аннотации функции <text:s/>funk_nam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'Ubuntu Mono', consolas, source-code-pro, monospac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YS Text" svg:font-family="'YS Text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5:21:41.543156894</meta:creation-date>
    <dc:date>2024-03-03T18:07:27.302174174</dc:date>
    <meta:editing-duration>PT1H15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44" meta:character-count="1016" meta:non-whitespace-character-count="898"/>
  </office:meta>
</office:document-meta>
</file>